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1" style:family="text"/>
  </office:automatic-styles>
  <office:body>
    <office:text>
      <text:tracked-changes text:track-changes="false">
        <text:changed-region xml:id="ct38939568" text:id="ct38939568">
          <text:deletion>
            <office:change-info>
              <dc:creator>X Y</dc:creator>
              <dc:date>2013-09-23T15:31:00</dc:date>
            </office:change-info>
            <text:p text:style-name="Standard"/>
            <text:p text:style-name="Standard"><text:a xlink:type="simple" xlink:href="http://www.google.com/">http://www.google.com/</text:a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.<text:change text:change-id="ct3893956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 Y</meta:initial-creator>
    <meta:creation-date>2013-09-20T14:25:00.728290441</meta:creation-date>
    <dc:date>2013-11-05T17:24:40.829499506</dc:date>
    <meta:editing-duration>PT7H41M14S</meta:editing-duration>
    <meta:editing-cycles>93</meta:editing-cycles>
    <meta:generator>LibreOffice/4.1-1$Linux_X86_64 LibreOffice_project/34f6b1233a996886ca2cc15ab0d66146ca5b4c9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